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6" style:family="table-cell" style:parent-style-name="NOT_20_NEEDED">
      <style:table-cell-properties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2" table:default-cell-style-name="Default"/>
        <table:table-row table:style-name="ro3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addPI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ai2mif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axisLabel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ilogplo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p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un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ontent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ela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ocument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clans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clans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demo1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2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3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table:style-name="ce2" office:value-type="string">
            <text:p>dsdemo4.mat</text:p>
          </table:table-cell>
          <table:table-cell table:style-name="ce2" office:value-type="string">
            <text:p>MAT-file</text:p>
          </table:table-cell>
          <table:table-cell table:style-name="ce5"/>
          <table:table-cell table:style-name="ce2" office:value-type="string">
            <text:p>binary</text:p>
          </table:table-cell>
        </table:table-row>
        <table:table-row table:style-name="ro3">
          <table:table-cell office:value-type="string">
            <text:p>dsdemo5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6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7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8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_f1f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fre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han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optzero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_synNTF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3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RPoly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impL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infnor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1nor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llipo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nabs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3">
          <table:table-cell table:style-name="DONE" office:value-type="string">
            <text:p>padb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l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t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partition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Usag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osInvSet/dot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cu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expan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tes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map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split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edge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2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hull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leftof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convex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sideConvex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poly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qhull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sgn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uvar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table:style-name="NOT_20_NEEDED" office:value-type="string">
            <text:p>COPYING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 licence</text:p>
          </table:table-cell>
        </table:table-row>
        <table:table-row table:style-name="ro3">
          <table:table-cell office:value-type="string">
            <text:p>geom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geo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geo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globa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io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io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Makefile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me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me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merge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merge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me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table:style-name="NOT_20_NEEDED" office:value-type="string">
            <text:p>MEXChanges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</text:p>
          </table:table-cell>
        </table:table-row>
        <table:table-row table:style-name="ro3">
          <table:table-cell office:value-type="string">
            <text:p>poly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ly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ly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qhull_a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qhul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qhull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se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se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sta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sta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uni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user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rintmi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uls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msGai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rm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inc_decimat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tuff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thermomete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zinc.m</text:p>
          </table:table-cell>
          <table:table-cell table:style-name="DONE" office:value-type="string">
            <text:p>M-file</text:p>
          </table:table-cell>
          <table:table-cell table:style-name="ce7" office:value-type="string">
            <text:p>x</text:p>
          </table:table-cell>
          <table:table-cell table:style-name="DONE"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>
            <text:p>COMPLETED</text:p>
          </table:table-cell>
          <table:table-cell table:formula="of:=+ROUND(COUNTA([.C2:.C169]; &quot;='x'&quot;)/COUNTA([.B2:.B169]; &quot;='M-file'&quot;)*100; 2)" office:value-type="float" office:value="10.65">
            <text:p>10.65</text:p>
          </table:table-cell>
          <table:table-cell table:style-name="Default" office:value-type="string">
            <text:p>%</text:p>
          </table:table-cell>
          <table:table-cell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08T11:46:14</dc:date>
    <dc:creator>gventuri </dc:creator>
    <meta:editing-duration>P0D</meta:editing-duration>
    <meta:editing-cycles>4</meta:editing-cycles>
    <meta:generator>LibreOffice/3.5$Linux_x86 LibreOffice_project/350m1$Build-2</meta:generator>
    <meta:document-statistic meta:table-count="4" meta:cell-count="420" meta:object-count="0"/>
  </office:meta>
</office:document-meta>
</file>